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Segoe UI" fo:font-size="7pt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>
      <style:paragraph-properties style:writing-mode="lr-tb"/>
      <style:text-properties style:font-name="Segoe UI" fo:font-size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&lt;html&gt;</text:p>
      <text:p text:style-name="Standard">&lt;head&gt;</text:p>
      <text:p text:style-name="Standard">&lt;style&gt;</text:p>
      <text:p text:style-name="Standard">form {</text:p>
      <text:p text:style-name="Standard">background-color: skyblue;</text:p>
      <text:p text:style-name="Standard">align-content: center;</text:p>
      <text:p text:style-name="Standard">margin:auto;</text:p>
      <text:p text:style-name="Standard">margin-top: 50px;</text:p>
      <text:p text:style-name="Standard">border: solid;</text:p>
      <text:p text:style-name="Standard">height: 200px;</text:p>
      <text:p text:style-name="Standard">width: 500px;</text:p>
      <text:p text:style-name="Standard">}</text:p>
      <text:p text:style-name="Standard">label{</text:p>
      <text:p text:style-name="Standard">margin:30px;</text:p>
      <text:p text:style-name="Standard">}</text:p>
      <text:p text:style-name="Standard">.button{</text:p>
      <text:p text:style-name="Standard">margin-left :70px;</text:p>
      <text:p text:style-name="Standard">}</text:p>
      <text:p text:style-name="Standard">h1{</text:p>
      <text:p text:style-name="Standard">margin-top: 40px;</text:p>
      <text:p text:style-name="Standard">margin-left: 500px;</text:p>
      <text:p text:style-name="Standard">color: red;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>&lt;h1&gt;Student form&lt;/h1&gt;</text:p>
      <text:p text:style-name="Standard">&lt;form action="save" modelAttribute="student"&gt;</text:p>
      <text:p text:style-name="Standard">&lt;label&gt;student name&lt;/label&gt;</text:p>
      <text:p text:style-name="Standard">&lt;input type="text" name="name" placeholder="name"/&gt;&lt;br&gt;</text:p>
      <text:p text:style-name="Standard">&lt;label&gt;college name&lt;/label&gt;</text:p>
      <text:p text:style-name="Standard">&lt;input type="text" name="college"placeholder="college"/&gt;&lt;br&gt;</text:p>
      <text:p text:style-name="Standard">&lt;label&gt;Branch&lt;/label&gt;</text:p>
      <text:p text:style-name="Standard">&lt;input type="text" name="branch" placeholder="name" style="margin-left: 40px";/&gt;&lt;br&gt;</text:p>
      <text:p text:style-name="Standard">&lt;label&gt;Age&lt;/label&gt;</text:p>
      <text:p text:style-name="Standard">&lt;input type="number" name="age" placeholder="age" style="margin-left: 60px"/&gt;&lt;br&gt;</text:p>
      <text:p text:style-name="Standard">&lt;button class="button" &gt;button&lt;/button&gt;</text:p>
      <text:p text:style-name="Standard">&lt;/form&gt;</text:p>
      <text:p text:style-name="Standard">&lt;/body&gt;</text:p>
      <text:p text:style-name="Standard">&lt;/html&gt;</text:p>
      <text:p text:style-name="P3"/>
      <text:p text:style-name="P3"/>
      <text:p text:style-name="P3"/>
      <text:p text:style-name="P1">package com.jspdemo.jspdemo.controller;</text:p>
      <text:p text:style-name="Standard">import com.jspdemo.jspdemo.Student;</text:p>
      <text:p text:style-name="Standard">import com.jspdemo.models.Model;</text:p>
      <text:p text:style-name="Standard">import org.springframework.beans.factory.annotation.Autowired;</text:p>
      <text:p text:style-name="Standard">import org.springframework.stereotype.Controller;</text:p>
      <text:p text:style-name="Standard">import org.springframework.web.bind.annotation.ModelAttribute;</text:p>
      <text:p text:style-name="Standard"><text:soft-page-break/>import org.springframework.web.bind.annotation.RequestMapping;</text:p>
      <text:p text:style-name="Standard">@Controller</text:p>
      <text:p text:style-name="Standard">public class Controllers {</text:p>
      <text:p text:style-name="Standard">@Autowired</text:p>
      <text:p text:style-name="Standard">Model model;</text:p>
      <text:p text:style-name="Standard">@RequestMapping("/home")</text:p>
      <text:p text:style-name="Standard">public String home() {</text:p>
      <text:p text:style-name="Standard">return "home";</text:p>
      <text:p text:style-name="Standard">}</text:p>
      <text:p text:style-name="Standard">@RequestMapping("/form")</text:p>
      <text:p text:style-name="Standard">public String form() {</text:p>
      <text:p text:style-name="Standard">return "form";</text:p>
      <text:p text:style-name="Standard">}</text:p>
      <text:p text:style-name="Standard">@RequestMapping("/save")</text:p>
      <text:p text:style-name="Standard">public String save(@ModelAttribute("student") Student student) {</text:p>
      <text:p text:style-name="Standard">System.out.println(student.name);</text:p>
      <text:p text:style-name="Standard">model.insert(student);</text:p>
      <text:p text:style-name="Standard">return "completed";</text:p>
      <text:p text:style-name="Standard">}</text:p>
      <text:p text:style-name="Standard">}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22T16:10:23.101000000</dc:date>
    <meta:editing-duration>PT2M24S</meta:editing-duration>
    <meta:editing-cycles>3</meta:editing-cycles>
    <meta:document-statistic meta:table-count="0" meta:image-count="0" meta:object-count="0" meta:page-count="2" meta:paragraph-count="66" meta:word-count="124" meta:character-count="1447" meta:non-whitespace-character-count="1389"/>
  </office:meta>
</office:document-meta>
</file>